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5.08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3.8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nsolas1"/>
    </style:style>
    <style:style style:name="T1" style:family="text">
      <style:text-properties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588cm" svg:height="2.413cm" svg:x="1.635cm" svg:y="8.62cm">
          <text:p text:style-name="P1"><text:span text:style-name="T1">Keyboard</text:span></text:p>
          <text:p text:style-name="P1"><text:span text:style-name="T1">Input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318cm" svg:height="2.413cm" svg:x="1.635cm" svg:y="13.7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318cm" svg:height="2.413cm" svg:x="9.636cm" svg:y="9.89cm">
          <text:p text:style-name="P1"><text:span text:style-name="T1">Overworl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318cm" svg:height="2.413cm" svg:x="9.763cm" svg:y="14.97cm">
          <text:p text:style-name="P1"><text:span text:style-name="T1">HeadsUp</text:span></text:p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318cm" svg:height="2.413cm" svg:x="16.113cm" svg:y="9.89cm">
          <text:p text:style-name="P1"><text:span text:style-name="T1">Render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413cm" svg:x="20.812cm" svg:y="5.572cm">
          <text:p text:style-name="P1"><text:span text:style-name="T1">Speak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318cm" svg:height="2.413cm" svg:x="20.812cm" svg:y="15.986cm">
          <text:p text:style-name="P1"><text:span text:style-name="T1">Scre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413cm" svg:x="9.382cm" svg:y="2.27cm">
          <text:p text:style-name="P1"><text:span text:style-name="T1">Asse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413cm" svg:x="14.589cm" svg:y="1.254cm">
          <text:p text:style-name="P1"><text:span text:style-name="T1">BibleVers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953cm" svg:y1="14.906cm" svg:x2="9.636cm" svg:y2="11.096cm" draw:start-shape="id1" draw:end-shape="id2" svg:d="M5953 14906h1842v-3810h1841" svg:viewBox="0 0 3684 3811">
          <text:p/>
        </draw:connector>
        <draw:connector draw:style-name="gr3" draw:text-style-name="P1" draw:layer="layout" svg:x1="7.223cm" svg:y1="9.826cm" svg:x2="9.636cm" svg:y2="11.096cm" draw:start-shape="id3" draw:end-shape="id2" svg:d="M7223 9826h1207v1270h1206" svg:viewBox="0 0 2414 1271">
          <text:p/>
        </draw:connector>
        <draw:connector draw:style-name="gr3" draw:text-style-name="P1" draw:layer="layout" svg:x1="13.954cm" svg:y1="11.096cm" svg:x2="16.113cm" svg:y2="11.096cm" draw:start-shape="id2" draw:end-shape="id4" svg:d="M13954 11096h2159" svg:viewBox="0 0 2160 1">
          <text:p/>
        </draw:connector>
        <draw:connector draw:style-name="gr3" draw:text-style-name="P1" draw:layer="layout" svg:x1="14.081cm" svg:y1="16.176cm" svg:x2="16.113cm" svg:y2="11.096cm" draw:start-shape="id5" draw:end-shape="id4" svg:d="M14081 16176h1016v-5080h1016" svg:viewBox="0 0 2033 5081">
          <text:p/>
        </draw:connector>
        <draw:connector draw:style-name="gr3" draw:text-style-name="P1" draw:layer="layout" svg:x1="18.272cm" svg:y1="12.303cm" svg:x2="22.971cm" svg:y2="15.986cm" draw:start-shape="id4" draw:end-shape="id6" svg:d="M18272 12303v1841h4699v1842" svg:viewBox="0 0 4700 3684">
          <text:p/>
        </draw:connector>
      </draw:page>
      <draw:page draw:name="page2" draw:style-name="dp1" draw:master-page-name="Default">
        <draw:custom-shape draw:style-name="gr1" draw:text-style-name="P2" xml:id="id9" draw:id="id9" draw:layer="layout" svg:width="5.588cm" svg:height="2.413cm" svg:x="1.636cm" svg:y="8.62cm">
          <text:p text:style-name="P1"><text:span text:style-name="T1">Keyboard</text:span></text:p>
          <text:p text:style-name="P1"><text:span text:style-name="T1">Input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318cm" svg:height="2.413cm" svg:x="1.636cm" svg:y="13.7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.318cm" svg:height="2.413cm" svg:x="9.637cm" svg:y="9.89cm">
          <text:p text:style-name="P1"><text:span text:style-name="T1">Gameplay</text:span></text:p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318cm" svg:height="2.413cm" svg:x="16.114cm" svg:y="9.89cm">
          <text:p text:style-name="P1"><text:span text:style-name="T1">Render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318cm" svg:height="2.413cm" svg:x="20.813cm" svg:y="15.986cm">
          <text:p text:style-name="P1"><text:span text:style-name="T1">Scre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954cm" svg:y1="14.906cm" svg:x2="9.637cm" svg:y2="11.096cm" draw:start-shape="id7" draw:end-shape="id8" svg:d="M5954 14906h1842v-3810h1841" svg:viewBox="0 0 3684 3811">
          <text:p/>
        </draw:connector>
        <draw:connector draw:style-name="gr3" draw:text-style-name="P1" draw:layer="layout" svg:x1="7.224cm" svg:y1="9.826cm" svg:x2="9.637cm" svg:y2="11.096cm" draw:start-shape="id9" draw:end-shape="id8" svg:d="M7224 9826h1207v1270h1206" svg:viewBox="0 0 2414 1271">
          <text:p/>
        </draw:connector>
        <draw:connector draw:style-name="gr3" draw:text-style-name="P1" draw:layer="layout" svg:x1="13.955cm" svg:y1="11.096cm" svg:x2="16.114cm" svg:y2="11.096cm" draw:start-shape="id8" draw:end-shape="id10" svg:d="M13955 11096h2159" svg:viewBox="0 0 2160 1">
          <text:p/>
        </draw:connector>
        <draw:connector draw:style-name="gr3" draw:text-style-name="P1" draw:layer="layout" svg:x1="18.273cm" svg:y1="12.303cm" svg:x2="22.972cm" svg:y2="15.986cm" draw:start-shape="id10" draw:end-shape="id11" svg:d="M18273 12303v1841h4699v1842" svg:viewBox="0 0 4700 36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4:01:42.349000000</meta:creation-date>
    <dc:date>2016-11-26T10:02:01.064000000</dc:date>
    <meta:editing-duration>PT3H28M57S</meta:editing-duration>
    <meta:editing-cycles>8</meta:editing-cycles>
    <meta:generator>LibreOffice/4.3.2.2$Windows_x86 LibreOffice_project/edfb5295ba211bd31ad47d0bad0118690f76407d</meta:generator>
    <meta:document-statistic meta:object-count="23"/>
  </office:meta>
</office:document-meta>
</file>